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4.053cm" style:use-optimal-column-width="false"/>
    </style:style>
    <style:style style:name="co2" style:family="table-column">
      <style:table-column-properties style:column-width="52.67cm" style:use-optimal-column-width="false"/>
    </style:style>
    <style:style style:name="co3" style:family="table-column">
      <style:table-column-properties style:column-width="49.076cm" style:use-optimal-column-width="false"/>
    </style:style>
    <style:style style:name="co4" style:family="table-column">
      <style:table-column-properties style:column-width="99.975cm" style:use-optimal-column-width="false"/>
    </style:style>
    <style:style style:name="co5" style:family="table-column">
      <style:table-column-properties style:column-width="104.984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37.981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Tahoma" fo:font-size="200pt" style:font-size-asian="200pt" style:font-size-complex="200pt"/>
    </style:style>
    <style:style style:name="ce2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200pt" style:font-name-asian="Liberation Sans1" style:font-size-asian="200pt" style:font-name-complex="Liberation Sans1" style:font-size-complex="200pt"/>
    </style:style>
    <style:style style:name="ce4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5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6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3" style:family="paragraph">
      <style:paragraph-properties fo:text-align="center" style:text-autospace="none"/>
      <style:text-properties style:font-name="Tahoma" fo:font-size="200pt" style:font-name-asian="Liberation Sans1" style:font-size-asian="200pt" style:font-name-complex="Liberation Sans1" style:font-size-complex="200pt"/>
    </style:style>
    <style:style style:name="P4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5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T3" style:family="text">
      <style:text-properties style:font-name="Tahoma" fo:font-size="200pt" style:font-name-asian="Liberation Sans1" style:font-size-asian="200pt" style:font-name-complex="Liberation Sans1" style:font-size-complex="200pt"/>
    </style:style>
    <style:style style:name="T4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5" style:family="text">
      <style:text-properties style:font-name="Tahoma" fo:font-size="180pt" style:font-name-asian="Liberation Sans1" style:font-size-asian="180pt" style:font-name-complex="Liberation Sans1" style:font-size-complex="18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18.863cm" svg:height="133.033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"><text:span text:style-name="T1">گھر سے نکلے هىں اس طرح اکبر</text:span><text:span text:style-name="T1"><text:line-break/></text:span><text:span text:style-name="T1">جیسے کوئی جنازہ جاتا ہے </text:span></text:p>
              </table:table-cell>
              <table:table-cell>
                <text:p text:style-name="P1"><text:span text:style-name="T1"><text:s/>انا للّٰہ پڑھ کے اکبر کو</text:span><text:span text:style-name="T1"><text:line-break/></text:span><text:span text:style-name="T1">ہاے شہ نے عمامہ باندھا ہے </text:span></text:p>
              </table:table-cell>
              <table:table-cell table:style-name="ce3"/>
              <table:table-cell table:style-name="ce4">
                <text:p text:style-name="P2"><text:span text:style-name="T2">Inna lillaah parh ke akbar ko</text:span><text:span text:style-name="T2"><text:line-break/></text:span><text:span text:style-name="T2">haye sheh ne amaama baandha hai</text:span></text:p>
              </table:table-cell>
              <table:table-cell table:style-name="ce4">
                <text:p text:style-name="P2"><text:span text:style-name="T2">ghar se nikle hain is tarha akbar</text:span><text:span text:style-name="T2"><text:line-break/></text:span><text:span text:style-name="T2">jaise koi janaza jaata hai</text:span></text:p>
              </table:table-cell>
              <table:table-cell table:style-name="ce3"/>
            </table:table-row>
            <table:table-row table:style-name="ro2" table:default-cell-style-name="ce3">
              <table:table-cell>
                <text:p text:style-name="P3"><text:span text:style-name="T3">2</text:span></text:p>
              </table:table-cell>
              <table:table-cell table:style-name="ce5">
                <text:p text:style-name="P4"><text:span text:style-name="T4">جیسے دل جا رہا ہو مقتل میں</text:span><text:span text:style-name="T4"><text:line-break/></text:span><text:span text:style-name="T4">جیسے جاتی ہو جان سینے سے</text:span><text:span text:style-name="T4"><text:line-break/></text:span><text:span text:style-name="T4">ایسے اپنے جواں کے پیچھے</text:span><text:span text:style-name="T4"><text:line-break/></text:span><text:span text:style-name="T4">اک مظلوم باپ چلتا ہے</text:span></text:p>
              </table:table-cell>
              <table:table-cell table:style-name="ce5">
                <text:p text:style-name="P4"><text:span text:style-name="T4">موت جینے کی کر رہی ہے دعا</text:span><text:span text:style-name="T4"><text:line-break/></text:span><text:span text:style-name="T4">اور اکبر چلے ہیں مرنے کو</text:span><text:span text:style-name="T4"><text:line-break/></text:span><text:span text:style-name="T4">اُمِّ لیلى کا مصطفی بیٹا</text:span><text:span text:style-name="T4"><text:line-break/></text:span><text:span text:style-name="T4">زخم سینے پہ کھانے جاتا ہے</text:span></text:p>
              </table:table-cell>
              <table:table-cell>
                <text:p text:style-name="P3"><text:span text:style-name="T3">1</text:span></text:p>
              </table:table-cell>
              <table:table-cell table:style-name="ce6">
                <text:p text:style-name="P5"><text:span text:style-name="T5">maut jeene ki kar rahi hai dua</text:span><text:span text:style-name="T5"><text:line-break/></text:span><text:span text:style-name="T5">aur akbar chale hai marne ko</text:span><text:span text:style-name="T5"><text:line-break/></text:span><text:span text:style-name="T5">umm-e-laila ka mustafa beta</text:span><text:span text:style-name="T5"><text:line-break/></text:span><text:span text:style-name="T5">zakhm seene pe khaane jaata hai </text:span></text:p>
              </table:table-cell>
              <table:table-cell table:style-name="ce6">
                <text:p text:style-name="P5"><text:span text:style-name="T5">jaise dil jaa raha ho maqtal may</text:span><text:span text:style-name="T5"><text:line-break/></text:span><text:span text:style-name="T5">jaise jaati ho jaan seene se</text:span><text:span text:style-name="T5"><text:line-break/></text:span><text:span text:style-name="T5">aise apne jawan ke peeche</text:span><text:span text:style-name="T5"><text:line-break/></text:span><text:span text:style-name="T5">ek mazloom baap chalta hai</text:span></text:p>
              </table:table-cell>
              <table:table-cell>
                <text:p text:style-name="P3"><text:span text:style-name="T3">2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3">4</text:span></text:p>
              </table:table-cell>
              <table:table-cell table:style-name="ce5">
                <text:p text:style-name="P4"><text:span text:style-name="T4"><text:s/>قوتِ مرتضیٰ یہ پوچھتی ہے</text:span><text:span text:style-name="T4"><text:line-break/></text:span><text:span text:style-name="T4">صبرِ شبیر اتنا بتلا دے</text:span><text:span text:style-name="T4"><text:line-break/></text:span><text:span text:style-name="T4">وہ تو خیبر کے در سے وزنی تھا</text:span><text:span text:style-name="T4"><text:line-break/></text:span><text:span text:style-name="T4">کیسے لاشہ جواں اٹھایا ہے</text:span></text:p>
              </table:table-cell>
              <table:table-cell table:style-name="ce5">
                <text:p text:style-name="P4"><text:span text:style-name="T4">کتنا پیارا ہے شاہ کو اکبر</text:span><text:span text:style-name="T4"><text:line-break/></text:span><text:span text:style-name="T4">سارے ظالم یہ بات جانتے ہیں</text:span><text:span text:style-name="T4"><text:line-break/></text:span><text:span text:style-name="T4">تیغ اکبر پہ چل رہی ہے یہاں</text:span><text:span text:style-name="T4"><text:line-break/></text:span><text:span text:style-name="T4">ابنِ زہرا وہاں تڑپتا ہے</text:span></text:p>
              </table:table-cell>
              <table:table-cell>
                <text:p text:style-name="P3"><text:span text:style-name="T3">3</text:span></text:p>
              </table:table-cell>
              <table:table-cell table:style-name="ce6">
                <text:p text:style-name="P5"><text:span text:style-name="T5">kitna pyara hai shaah ko akbar</text:span><text:span text:style-name="T5"><text:line-break/></text:span><text:span text:style-name="T5">saare zaalim ye baat jaante hai</text:span><text:span text:style-name="T5"><text:line-break/></text:span><text:span text:style-name="T5">taygh akbar pe chal rahi ha yahan</text:span><text:span text:style-name="T5"><text:line-break/></text:span><text:span text:style-name="T5">ibne zahra wahan tarapta hai </text:span></text:p>
              </table:table-cell>
              <table:table-cell table:style-name="ce6">
                <text:p text:style-name="P5"><text:span text:style-name="T5">quwwat e murtaza ye poochti hai</text:span><text:span text:style-name="T5"><text:line-break/></text:span><text:span text:style-name="T5">sabr e shabbir itna batla de</text:span><text:span text:style-name="T5"><text:line-break/></text:span><text:span text:style-name="T5">wo to khyber ke dar se wazni tha</text:span><text:span text:style-name="T5"><text:line-break/></text:span><text:span text:style-name="T5">kaise laasha jawan uthaya hai</text:span></text:p>
              </table:table-cell>
              <table:table-cell>
                <text:p text:style-name="P3"><text:span text:style-name="T3">4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3">6</text:span></text:p>
              </table:table-cell>
              <table:table-cell table:style-name="ce5">
                <text:p text:style-name="P4"><text:span text:style-name="T4"><text:s/>اے رضا اِس جوان کے سینے سے</text:span><text:span text:style-name="T4"><text:line-break/></text:span><text:span text:style-name="T4">خون رکتا نہیں ہے روکے سے</text:span><text:span text:style-name="T4"><text:line-break/></text:span><text:span text:style-name="T4">شہ کا دامن لہو میں ڈوب گیا</text:span><text:span text:style-name="T4"><text:line-break/></text:span><text:span text:style-name="T4">زخم نہ جانے کتنا گہرا ہے</text:span></text:p>
              </table:table-cell>
              <table:table-cell table:style-name="ce5">
                <text:p text:style-name="P4"><text:span text:style-name="T4"><text:s/>رن میں رہوار سے گرے اکبر</text:span><text:span text:style-name="T4"><text:line-break/></text:span><text:span text:style-name="T4">شاہ خیمے کے در سے اُٹھ نہ سکے</text:span><text:span text:style-name="T4"><text:line-break/></text:span><text:span text:style-name="T4">ایسے دل تھام کے گرے مولا</text:span><text:span text:style-name="T4"><text:line-break/></text:span><text:span text:style-name="T4">عرش جیسے زمیں پہ گرتا ہے</text:span></text:p>
              </table:table-cell>
              <table:table-cell>
                <text:p text:style-name="P3"><text:span text:style-name="T3">5</text:span></text:p>
              </table:table-cell>
              <table:table-cell table:style-name="ce6">
                <text:p text:style-name="P5"><text:span text:style-name="T5">ran may rahwaar se giray akbar</text:span><text:span text:style-name="T5"><text:line-break/></text:span><text:span text:style-name="T5">shah khaime ke dar se uth na sake</text:span><text:span text:style-name="T5"><text:line-break/></text:span><text:span text:style-name="T5">aise dil thaam ke giray maula</text:span><text:span text:style-name="T5"><text:line-break/></text:span><text:span text:style-name="T5">Arsh jaise zameen pe girta hai </text:span></text:p>
              </table:table-cell>
              <table:table-cell table:style-name="ce6">
                <text:p text:style-name="P5"><text:span text:style-name="T5">ay raza is jawan ke seene se</text:span><text:span text:style-name="T5"><text:line-break/></text:span><text:span text:style-name="T5">khoon rukta nahi hai roke se</text:span><text:span text:style-name="T5"><text:line-break/></text:span><text:span text:style-name="T5">sheh ka daaman lahoo may dub gaya</text:span><text:span text:style-name="T5"><text:line-break/></text:span><text:span text:style-name="T5">zakhm na jaane kitna gehra hai</text:span></text:p>
              </table:table-cell>
              <table:table-cell>
                <text:p text:style-name="P3"><text:span text:style-name="T3">6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318.86cm" fo:page-height="133.0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5T17:25:59.315580900</dc:date>
    <meta:editing-duration>PT46M36S</meta:editing-duration>
    <meta:editing-cycles>13</meta:editing-cycles>
    <meta:generator>LibreOffice/25.2.4.3$Windows_X86_64 LibreOffice_project/33e196637044ead23f5c3226cde09b47731f7e27</meta:generator>
    <meta:document-statistic meta:object-count="1"/>
  </office:meta>
</office:document-meta>
</file>